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row table:style-name="ro1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hod&gt;[.E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0:33:13.95355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0:33:55.241131000</dc:date>
    <dc:title>Untitled Spreadsheet</dc:title>
    <dc:description/>
    <dc:subject/>
    <meta:keyword/>
    <meta:editing-duration>P3DT4H57M14S</meta:editing-duration>
    <meta:editing-cycles>98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